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weight="bold" officeooo:rsid="0016ae11" officeooo:paragraph-rsid="0016ae11" style:font-weight-asian="bold" style:font-weight-complex="bold"/>
    </style:style>
    <style:style style:name="P2" style:family="paragraph" style:parent-style-name="Standard">
      <style:text-properties fo:font-weight="bold" officeooo:rsid="0016ae11" officeooo:paragraph-rsid="001a613f" style:font-weight-asian="bold" style:font-weight-complex="bold"/>
    </style:style>
    <style:style style:name="P3" style:family="paragraph" style:parent-style-name="Standard">
      <style:text-properties fo:font-weight="bold" officeooo:rsid="001f54a2" officeooo:paragraph-rsid="001f54a2" style:font-weight-asian="bold" style:font-weight-complex="bold"/>
    </style:style>
    <style:style style:name="P4" style:family="paragraph" style:parent-style-name="Standard">
      <style:text-properties fo:font-weight="bold" officeooo:rsid="0023dbec" officeooo:paragraph-rsid="0023dbec" style:font-weight-asian="bold" style:font-weight-complex="bold"/>
    </style:style>
    <style:style style:name="P5" style:family="paragraph" style:parent-style-name="Standard">
      <style:text-properties fo:font-weight="bold" officeooo:rsid="0023dbec" officeooo:paragraph-rsid="002566be" style:font-weight-asian="bold" style:font-weight-complex="bold"/>
    </style:style>
    <style:style style:name="P6" style:family="paragraph" style:parent-style-name="Standard">
      <style:text-properties fo:font-weight="bold" officeooo:rsid="0023dbec" officeooo:paragraph-rsid="00268726" style:font-weight-asian="bold" style:font-weight-complex="bold"/>
    </style:style>
    <style:style style:name="P7" style:family="paragraph" style:parent-style-name="Standard">
      <style:text-properties fo:font-weight="bold" officeooo:paragraph-rsid="00268726" style:font-weight-asian="bold" style:font-weight-complex="bold"/>
    </style:style>
    <style:style style:name="P8" style:family="paragraph" style:parent-style-name="Standard">
      <style:text-properties fo:font-weight="bold" officeooo:rsid="002d49fa" officeooo:paragraph-rsid="002d49fa" style:font-weight-asian="bold" style:font-weight-complex="bold"/>
    </style:style>
    <style:style style:name="P9" style:family="paragraph" style:parent-style-name="Standard">
      <style:text-properties fo:font-weight="bold" officeooo:rsid="0032c906" officeooo:paragraph-rsid="0032c906" style:font-weight-asian="bold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weight="bold" officeooo:rsid="00361e28" officeooo:paragraph-rsid="00361e28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weight="bold" officeooo:rsid="0031ab61" officeooo:paragraph-rsid="0031ab61" style:font-weight-asian="bold" style:font-weight-complex="bold"/>
    </style:style>
    <style:style style:name="P12" style:family="paragraph" style:parent-style-name="Standard">
      <style:text-properties officeooo:rsid="0016ae11" officeooo:paragraph-rsid="0016ae11"/>
    </style:style>
    <style:style style:name="P13" style:family="paragraph" style:parent-style-name="Standard">
      <style:text-properties officeooo:rsid="0016ae11" officeooo:paragraph-rsid="001a613f"/>
    </style:style>
    <style:style style:name="P14" style:family="paragraph" style:parent-style-name="Standard">
      <style:text-properties officeooo:paragraph-rsid="001a613f"/>
    </style:style>
    <style:style style:name="P15" style:family="paragraph" style:parent-style-name="Standard">
      <style:text-properties officeooo:rsid="001f54a2" officeooo:paragraph-rsid="001f54a2"/>
    </style:style>
    <style:style style:name="P16" style:family="paragraph" style:parent-style-name="Standard">
      <style:text-properties officeooo:paragraph-rsid="0021db96"/>
    </style:style>
    <style:style style:name="P17" style:family="paragraph" style:parent-style-name="Standard">
      <style:text-properties fo:font-weight="normal" officeooo:paragraph-rsid="0021db96" style:font-weight-asian="normal" style:font-weight-complex="normal"/>
    </style:style>
    <style:style style:name="P18" style:family="paragraph" style:parent-style-name="Standard">
      <style:text-properties fo:font-weight="normal" officeooo:paragraph-rsid="001a613f" style:font-weight-asian="normal" style:font-weight-complex="normal"/>
    </style:style>
    <style:style style:name="P19" style:family="paragraph" style:parent-style-name="Standard">
      <style:text-properties officeooo:paragraph-rsid="00236397"/>
    </style:style>
    <style:style style:name="P20" style:family="paragraph" style:parent-style-name="Standard">
      <style:text-properties officeooo:paragraph-rsid="0023dbec"/>
    </style:style>
    <style:style style:name="P21" style:family="paragraph" style:parent-style-name="Standard">
      <style:text-properties officeooo:paragraph-rsid="002566be"/>
    </style:style>
    <style:style style:name="P22" style:family="paragraph" style:parent-style-name="Standard">
      <style:text-properties officeooo:paragraph-rsid="00268726"/>
    </style:style>
    <style:style style:name="P23" style:family="paragraph" style:parent-style-name="Standard">
      <style:text-properties officeooo:paragraph-rsid="002c7dce"/>
    </style:style>
    <style:style style:name="P24" style:family="paragraph" style:parent-style-name="Standard">
      <style:text-properties officeooo:paragraph-rsid="002d825a"/>
    </style:style>
    <style:style style:name="P25" style:family="paragraph" style:parent-style-name="Standard">
      <style:text-properties officeooo:rsid="002f2879" officeooo:paragraph-rsid="002f2879"/>
    </style:style>
    <style:style style:name="P26" style:family="paragraph" style:parent-style-name="Standard">
      <style:text-properties officeooo:paragraph-rsid="0033c580"/>
    </style:style>
    <style:style style:name="P27" style:family="paragraph" style:parent-style-name="Standard">
      <style:text-properties officeooo:paragraph-rsid="003ebbe4"/>
    </style:style>
    <style:style style:name="P28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1f54a2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233b11"/>
    </style:style>
    <style:style style:name="P30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28bdb2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30956f"/>
    </style:style>
    <style:style style:name="P32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32bfc7"/>
    </style:style>
    <style:style style:name="P3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35bc2d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3a5e45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3ebbe4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411c50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433574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46b70b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495b43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42aa80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4bbbaa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4a37a1"/>
    </style:style>
    <style:style style:name="P4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1f54a2" fo:background-color="transparent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233b11" fo:background-color="transparent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28bdb2" fo:background-color="transparent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32bfc7" fo:background-color="transparent" style:font-name-asian="Noto Sans Mono CJK SC" style:font-size-asian="10pt" style:font-name-complex="Liberation Mono" style:font-size-complex="10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2566be" fo:background-color="transparent" style:font-name-asian="Noto Sans Mono CJK SC" style:font-size-asian="10pt" style:font-name-complex="Liberation Mono" style:font-size-complex="10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361e28" fo:background-color="transparent" style:font-name-asian="Noto Sans Mono CJK SC" style:font-size-asian="10pt" style:font-name-complex="Liberation Mono" style:font-size-complex="10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3a5e45" fo:background-color="transparent" style:font-name-asian="Noto Sans Mono CJK SC" style:font-size-asian="10pt" style:font-name-complex="Liberation Mono" style:font-size-complex="10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3d7e35" fo:background-color="transparent" style:font-name-asian="Noto Sans Mono CJK SC" style:font-size-asian="10pt" style:font-name-complex="Liberation Mono" style:font-size-complex="10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c0b9" officeooo:paragraph-rsid="00411c50" fo:background-color="transparent" style:font-name-asian="Noto Sans Mono CJK SC" style:font-size-asian="10pt" style:font-name-complex="Liberation Mono" style:font-size-complex="10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1c50" officeooo:paragraph-rsid="00411c50" fo:background-color="transparent" style:font-name-asian="Noto Sans Mono CJK SC" style:font-size-asian="10pt" style:font-name-complex="Liberation Mono" style:font-size-complex="10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1c50" officeooo:paragraph-rsid="00433574" fo:background-color="transparent" style:font-name-asian="Noto Sans Mono CJK SC" style:font-size-asian="10pt" style:font-name-complex="Liberation Mono" style:font-size-complex="10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1c50" officeooo:paragraph-rsid="0046b70b" fo:background-color="transparent" style:font-name-asian="Noto Sans Mono CJK SC" style:font-size-asian="10pt" style:font-name-complex="Liberation Mono" style:font-size-complex="10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411c50" officeooo:paragraph-rsid="00495b43" fo:background-color="transparent" style:font-name-asian="Noto Sans Mono CJK SC" style:font-size-asian="10pt" style:font-name-complex="Liberation Mono" style:font-size-complex="10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3f6377" officeooo:paragraph-rsid="003ebbe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rsid="0053602b" officeooo:paragraph-rsid="0053602b"/>
    </style:style>
    <style:style style:name="P58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5631f5"/>
    </style:style>
    <style:style style:name="P59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weight="bold" officeooo:paragraph-rsid="005631f5" style:font-weight-asian="bold" style:font-weight-complex="bold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3f6377" officeooo:paragraph-rsid="004a37a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00000" loext:opacity="100%" style:font-name="Droid Sans Mono1" fo:font-size="10.5pt" fo:letter-spacing="normal" fo:font-style="normal" fo:font-weight="normal" officeooo:rsid="0053602b" officeooo:paragraph-rsid="0053602b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rsid="0053602b" officeooo:paragraph-rsid="0053602b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size="24pt" fo:font-weight="bold" officeooo:rsid="005534dd" officeooo:paragraph-rsid="005534dd" style:font-size-asian="24pt" style:font-weight-asian="bold" style:font-size-complex="24pt" style:font-weight-complex="bold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size="12pt" fo:font-weight="normal" officeooo:rsid="005534dd" officeooo:paragraph-rsid="005631f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size="12pt" fo:font-weight="normal" officeooo:rsid="00585fc7" officeooo:paragraph-rsid="00585fc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size="12pt" fo:font-weight="normal" officeooo:paragraph-rsid="005c6b4f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size="12pt" fo:font-weight="normal" officeooo:paragraph-rsid="006a85ab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size="12pt" fo:font-weight="normal" officeooo:rsid="00600fd8" officeooo:paragraph-rsid="00600fd8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68bfca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6a85ab"/>
    </style:style>
    <style:style style:name="T1" style:family="text">
      <style:text-properties fo:font-weight="bold" officeooo:rsid="0016ae11" style:font-weight-asian="bold" style:font-weight-complex="bold"/>
    </style:style>
    <style:style style:name="T2" style:family="text">
      <style:text-properties fo:font-weight="bold" officeooo:rsid="001d64c2" style:font-weight-asian="bold" style:font-weight-complex="bold"/>
    </style:style>
    <style:style style:name="T3" style:family="text">
      <style:text-properties fo:font-weight="bold" officeooo:rsid="001c3cf4" style:font-weight-asian="bold" style:font-weight-complex="bold"/>
    </style:style>
    <style:style style:name="T4" style:family="text">
      <style:text-properties fo:font-weight="bold" officeooo:rsid="0021db96" style:font-weight-asian="bold" style:font-weight-complex="bold"/>
    </style:style>
    <style:style style:name="T5" style:family="text">
      <style:text-properties fo:font-weight="bold" officeooo:rsid="0023dbec" style:font-weight-asian="bold" style:font-weight-complex="bold"/>
    </style:style>
    <style:style style:name="T6" style:family="text">
      <style:text-properties fo:font-weight="bold" officeooo:rsid="00236397" style:font-weight-asian="bold" style:font-weight-complex="bold"/>
    </style:style>
    <style:style style:name="T7" style:family="text">
      <style:text-properties fo:font-weight="bold" officeooo:rsid="002566be" style:font-weight-asian="bold" style:font-weight-complex="bold"/>
    </style:style>
    <style:style style:name="T8" style:family="text">
      <style:text-properties fo:font-weight="bold" officeooo:rsid="003ebbe4" style:font-weight-asian="bold" style:font-weight-complex="bold"/>
    </style:style>
    <style:style style:name="T9" style:family="text">
      <style:text-properties officeooo:rsid="0016ae11"/>
    </style:style>
    <style:style style:name="T10" style:family="text">
      <style:text-properties officeooo:rsid="001c3cf4"/>
    </style:style>
    <style:style style:name="T11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2bef89" fo:background-color="transparent" loext:char-shading-value="0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14c93a" fo:background-color="transparent" loext:char-shading-value="0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511416" fo:background-color="transparent" loext:char-shading-value="0" style:font-name-asian="Noto Sans Mono CJK SC" style:font-size-asian="10pt" style:font-name-complex="Liberation Mono" style:font-size-complex="10pt"/>
    </style:style>
    <style:style style:name="T14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1c0b9" fo:background-color="transparent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1f54a2" fo:background-color="transparent" loext:char-shading-value="0" style:font-name-asian="Noto Sans Mono CJK SC" style:font-size-asian="10pt" style:font-name-complex="Liberation Mono" style:font-size-complex="10pt"/>
    </style:style>
    <style:style style:name="T16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233b11" fo:background-color="transparent" loext:char-shading-value="0" style:font-name-asian="Noto Sans Mono CJK SC" style:font-size-asian="10pt" style:font-name-complex="Liberation Mono" style:font-size-complex="10pt"/>
    </style:style>
    <style:style style:name="T17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28bdb2" fo:background-color="transparent" loext:char-shading-value="0" style:font-name-asian="Noto Sans Mono CJK SC" style:font-size-asian="10pt" style:font-name-complex="Liberation Mono" style:font-size-complex="10pt"/>
    </style:style>
    <style:style style:name="T18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30956f" fo:background-color="transparent" loext:char-shading-value="0" style:font-name-asian="Noto Sans Mono CJK SC" style:font-size-asian="10pt" style:font-name-complex="Liberation Mono" style:font-size-complex="10pt"/>
    </style:style>
    <style:style style:name="T19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32bfc7" fo:background-color="transparent" loext:char-shading-value="0" style:font-name-asian="Noto Sans Mono CJK SC" style:font-size-asian="10pt" style:font-name-complex="Liberation Mono" style:font-size-complex="10pt"/>
    </style:style>
    <style:style style:name="T20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35bc2d" fo:background-color="transparent" loext:char-shading-value="0" style:font-name-asian="Noto Sans Mono CJK SC" style:font-size-asian="10pt" style:font-name-complex="Liberation Mono" style:font-size-complex="10pt"/>
    </style:style>
    <style:style style:name="T21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3a5e45" fo:background-color="transparent" loext:char-shading-value="0" style:font-name-asian="Noto Sans Mono CJK SC" style:font-size-asian="10pt" style:font-name-complex="Liberation Mono" style:font-size-complex="10pt"/>
    </style:style>
    <style:style style:name="T22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11c50" fo:background-color="transparent" loext:char-shading-value="0" style:font-name-asian="Noto Sans Mono CJK SC" style:font-size-asian="10pt" style:font-name-complex="Liberation Mono" style:font-size-complex="10pt"/>
    </style:style>
    <style:style style:name="T23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6b70b" fo:background-color="transparent" loext:char-shading-value="0" style:font-name-asian="Noto Sans Mono CJK SC" style:font-size-asian="10pt" style:font-name-complex="Liberation Mono" style:font-size-complex="10pt"/>
    </style:style>
    <style:style style:name="T24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95b43" fo:background-color="transparent" loext:char-shading-value="0" style:font-name-asian="Noto Sans Mono CJK SC" style:font-size-asian="10pt" style:font-name-complex="Liberation Mono" style:font-size-complex="10pt"/>
    </style:style>
    <style:style style:name="T25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bbbaa" fo:background-color="transparent" loext:char-shading-value="0" style:font-name-asian="Noto Sans Mono CJK SC" style:font-size-asian="10pt" style:font-name-complex="Liberation Mono" style:font-size-complex="10pt"/>
    </style:style>
    <style:style style:name="T26" style:family="text">
      <style:text-properties fo:font-variant="normal" fo:text-transform="none" fo:color="#000000" loext:opacity="100%" style:font-name="Droid Sans Mono1" fo:font-size="10.5pt" fo:letter-spacing="normal" fo:font-style="normal" fo:font-weight="normal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236397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1c0b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23dbe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0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2566b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3ebbe4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3f6377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3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2aa80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4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6b70b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4a37a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3a5e4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5a04c0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600fd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603f52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0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68bfc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" style:family="text">
      <style:text-properties fo:font-variant="normal" fo:text-transform="none" fo:color="#000000" loext:opacity="100%" style:font-name="Droid Sans Mono1" fo:font-size="10.5pt" fo:letter-spacing="normal" fo:font-style="normal" fo:font-weight="normal" officeooo:rsid="006a85ab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fo:font-variant="normal" fo:text-transform="none" fo:color="#000000" loext:opacity="100%" style:font-name="Droid Sans Mono1" fo:font-size="10.5pt" fo:letter-spacing="normal" fo:font-style="normal" fo:background-color="transparent" loext:char-shading-value="0" style:font-name-asian="Noto Sans Mono CJK SC" style:font-size-asian="10pt" style:font-name-complex="Liberation Mono" style:font-size-complex="10pt"/>
    </style:style>
    <style:style style:name="T43" style:family="text">
      <style:text-properties fo:font-variant="normal" fo:text-transform="none" fo:color="#000000" loext:opacity="100%" style:font-name="Droid Sans Mono1" fo:font-size="10.5pt" fo:letter-spacing="normal" fo:font-style="normal" officeooo:rsid="0041c0b9" fo:background-color="transparent" loext:char-shading-value="0" style:font-name-asian="Noto Sans Mono CJK SC" style:font-size-asian="10pt" style:font-name-complex="Liberation Mono" style:font-size-complex="10pt"/>
    </style:style>
    <style:style style:name="T44" style:family="text">
      <style:text-properties fo:font-variant="normal" fo:text-transform="none" fo:color="#000000" loext:opacity="100%" style:font-name="Droid Sans Mono1" fo:font-size="10.5pt" fo:letter-spacing="normal" fo:font-style="normal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fo:font-variant="normal" fo:text-transform="none" fo:color="#000000" loext:opacity="100%" style:font-name="Droid Sans Mono1" fo:font-size="10.5pt" fo:letter-spacing="normal" fo:font-style="normal" officeooo:rsid="0041c0b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fo:font-variant="normal" fo:text-transform="none" fo:color="#000000" loext:opacity="100%" style:font-name="Droid Sans Mono1" fo:font-size="10.5pt" fo:letter-spacing="normal" fo:font-style="normal" officeooo:rsid="00603f52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fo:font-variant="normal" fo:text-transform="none" fo:color="#000000" loext:opacity="100%" style:font-name="Droid Sans Mono1" fo:font-size="10.5pt" fo:letter-spacing="normal" fo:font-style="normal" officeooo:rsid="0023dbe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fo:font-variant="normal" fo:text-transform="none" fo:color="#000000" loext:opacity="100%" style:font-name="Droid Sans Mono1" fo:font-size="10.5pt" fo:letter-spacing="normal" fo:font-style="normal" officeooo:rsid="0046b70b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fo:font-variant="normal" fo:text-transform="none" fo:color="#000000" loext:opacity="100%" style:font-name="Droid Sans Mono1" fo:font-size="10.5pt" fo:letter-spacing="normal" fo:font-style="normal" officeooo:rsid="004a37a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0" style:family="text">
      <style:text-properties fo:font-variant="normal" fo:text-transform="none" fo:color="#000000" loext:opacity="100%" style:font-name="Droid Sans Mono1" fo:font-size="10.5pt" fo:letter-spacing="normal" fo:font-style="normal" officeooo:rsid="003f6377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1" style:family="text">
      <style:text-properties fo:font-variant="normal" fo:text-transform="none" fo:color="#000000" loext:opacity="100%" style:font-name="Droid Sans Mono1" fo:font-size="10.5pt" fo:letter-spacing="normal" fo:font-style="normal" officeooo:rsid="006a85ab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2" style:family="text">
      <style:text-properties fo:font-variant="normal" fo:text-transform="none" fo:color="#000000" loext:opacity="100%" style:font-name="Droid Sans Mono1" fo:font-size="10.5pt" fo:letter-spacing="normal" fo:font-style="normal" fo:font-weight="bold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3" style:family="text">
      <style:text-properties fo:font-variant="normal" fo:text-transform="none" fo:color="#000000" loext:opacity="100%" style:font-name="Droid Sans Mono1" fo:font-size="10.5pt" fo:letter-spacing="normal" fo:font-style="normal" fo:font-weight="bold" officeooo:rsid="0041c0b9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4" style:family="text">
      <style:text-properties fo:font-variant="normal" fo:text-transform="none" fo:color="#000000" loext:opacity="100%" style:font-name="Droid Sans Mono1" fo:font-size="10.5pt" fo:letter-spacing="normal" fo:font-style="normal" fo:font-weight="bold" officeooo:rsid="005c6b4f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5" style:family="text">
      <style:text-properties fo:font-variant="normal" fo:text-transform="none" fo:color="#000000" loext:opacity="100%" style:font-name="Droid Sans Mono1" fo:font-size="10.5pt" fo:letter-spacing="normal" fo:font-style="normal" fo:font-weight="bold" officeooo:rsid="0068bfc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6" style:family="text">
      <style:text-properties fo:font-variant="normal" fo:text-transform="none" fo:color="#000000" loext:opacity="100%" style:font-name="Droid Sans Mono1" fo:letter-spacing="normal" fo:font-style="normal" fo:background-color="transparent" loext:char-shading-value="0" style:font-name-asian="Noto Sans Mono CJK SC" style:font-name-complex="Liberation Mono"/>
    </style:style>
    <style:style style:name="T57" style:family="text">
      <style:text-properties fo:font-variant="normal" fo:text-transform="none" fo:color="#000000" loext:opacity="100%" style:font-name="Droid Sans Mono1" fo:letter-spacing="normal" fo:font-style="normal" officeooo:rsid="0041c0b9" fo:background-color="transparent" loext:char-shading-value="0" style:font-name-asian="Noto Sans Mono CJK SC" style:font-name-complex="Liberation Mono"/>
    </style:style>
    <style:style style:name="T58" style:family="text">
      <style:text-properties officeooo:rsid="0021db96"/>
    </style:style>
    <style:style style:name="T59" style:family="text">
      <style:text-properties officeooo:rsid="00223e21"/>
    </style:style>
    <style:style style:name="T60" style:family="text">
      <style:text-properties officeooo:rsid="00236397"/>
    </style:style>
    <style:style style:name="T61" style:family="text">
      <style:text-properties officeooo:rsid="0023dbec"/>
    </style:style>
    <style:style style:name="T62" style:family="text">
      <style:text-properties officeooo:rsid="002566be"/>
    </style:style>
    <style:style style:name="T63" style:family="text">
      <style:text-properties fo:font-weight="normal" officeooo:rsid="0023dbec" style:font-weight-asian="normal" style:font-weight-complex="normal"/>
    </style:style>
    <style:style style:name="T64" style:family="text">
      <style:text-properties fo:font-weight="normal" officeooo:rsid="002566be" style:font-weight-asian="normal" style:font-weight-complex="normal"/>
    </style:style>
    <style:style style:name="T65" style:family="text">
      <style:text-properties officeooo:rsid="00268726"/>
    </style:style>
    <style:style style:name="T66" style:family="text">
      <style:text-properties officeooo:rsid="002d825a"/>
    </style:style>
    <style:style style:name="T67" style:family="text">
      <style:text-properties officeooo:rsid="002f2879"/>
    </style:style>
    <style:style style:name="T68" style:family="text">
      <style:text-properties officeooo:rsid="0033c580"/>
    </style:style>
    <style:style style:name="T69" style:family="text">
      <style:text-properties officeooo:rsid="003a5695"/>
    </style:style>
    <style:style style:name="T70" style:family="text">
      <style:text-properties officeooo:rsid="003c9442"/>
    </style:style>
    <style:style style:name="T71" style:family="text">
      <style:text-properties officeooo:rsid="003d7e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 512P_local_colab_2</text:p>
      <text:p text:style-name="P12"/>
      <text:p text:style-name="P12">python train.py --name 512p_local_colab_2 --dataroot /media/xkaple00/APP_STORAGE/JUPYTER_SHARED/Digis/Image_enhancement/Pix2pixHD/datasets/cleaned --label_nc 0 --no_instance --netG global --ngf 64 --resize_or_crop resize_and_crop --loadSize 512 --fineSize 512 --tf_log --batchSize 4 --gpu_ids 0 --num_D 3 --nThreads 32 --niter 100 --niter_decay 100 --save_epoch_freq 10 --save_latest_freq 1000 --continue_train --fp16 --niter 500</text:p>
      <text:p text:style-name="P12"/>
      <text:p text:style-name="P2">Train <text:span text:style-name="T10">768</text:span>p_continue_512p_colab_2</text:p>
      <text:p text:style-name="P13"/>
      <text:p text:style-name="P14"><text:span text:style-name="T9">python train.py --name </text:span><text:span text:style-name="T2">768</text:span><text:span text:style-name="T1">p_continue_512p_colab_2</text:span><text:span text:style-name="T9"> --dataroot /media/xkaple00/APP_STORAGE/JUPYTER_SHARED/Digis/Image_enhancement/Pix2pixHD/datasets/cleaned --label_nc 0 --no_instance --netG global --ngf 64 --resize_or_crop resize_and_crop --loadSize </text:span><text:span text:style-name="T10">768</text:span><text:span text:style-name="T9"> --fineSize </text:span><text:span text:style-name="T10">768</text:span><text:span text:style-name="T9"> --tf_log --batchSize </text:span><text:span text:style-name="T10">2</text:span><text:span text:style-name="T9"> --gpu_ids 0 --num_D 3 --nThreads 32 --niter 100 --niter_decay 100 --save_epoch_freq 10 --save_latest_freq 1000 --continue_train --fp16 </text:span></text:p>
      <text:p text:style-name="P14"/>
      <text:p text:style-name="P14">python train.py --name 768p_continue_512p_colab_2 --dataroot /media/xkaple00/APP_STORAGE/JUPYTER_SHARED/Digis/Image_enhancement/Pix2pixHD/datasets/cleaned --label_nc 0 --no_instance --netG global --ngf 64 --resize_or_crop resize_and_crop --loadSize 768 --fineSize 768 --tf_log --batchSize 4 --gpu_ids 0,1 --num_D 3 --nThreads 32 --niter 100 --niter_decay 100 --save_epoch_freq 10 --save_latest_freq 1000 --continue_train --fp16 </text:p>
      <text:p text:style-name="P14"/>
      <text:p text:style-name="P14">python train.py --name 768p_continue_512p_colab_2 --dataroot /media/xkaple00/APP_STORAGE/JUPYTER_SHARED/Digis/Image_enhancement/Pix2pixHD/datasets/cleaned --label_nc 0 --no_instance --netG global --ngf 64 --resize_or_crop resize_and_crop --loadSize 768 --fineSize 768 --tf_log --batchSize 3 --gpu_ids 1 --num_D 3 --nThreads 32 --niter 100 --niter_decay 100 --save_epoch_freq 1 --save_latest_freq 1000 --continue_train --fp16 </text:p>
      <text:p text:style-name="P14"/>
      <text:p text:style-name="P16"><text:span text:style-name="T1">Train </text:span><text:span text:style-name="T3">768</text:span><text:span text:style-name="T1">p_</text:span><text:span text:style-name="T4">scratch</text:span></text:p>
      <text:p text:style-name="P17"><text:span text:style-name="T58">python train.py --name 768p_scratch --dataroot /media/xkaple00/APP_STORAGE/JUPYTER_SHARED/Digis/Image_enhancement/Pix2pixHD/datasets/cleaned_</text:span><text:span text:style-name="T59">2</text:span><text:span text:style-name="T58"> --label_nc 0 --no_instance --netG global --ngf 64 --resize_or_crop resize_and_crop --loadSize 768 --fineSize 768 --tf_log --batchSize 2 --gpu_ids 1 --num_D 3 --nThreads 32 --niter 100 --niter_decay 100 --save_epoch_freq 1 --save_latest_freq 1000 --fp16 </text:span></text:p>
      <text:p text:style-name="P18"/>
      <text:p text:style-name="P4">Train <text:span text:style-name="T60">rings_</text:span>768p_continue_512p_colab_2</text:p>
      <text:p text:style-name="P19">python train.py --name <text:span text:style-name="T60">rings_</text:span>768p_continue_512p_colab_2 --dataroot /media/xkaple00/APP_STORAGE/JUPYTER_SHARED/Digis/Image_enhancement/Pix2pixHD/datasets/cleaned_<text:span text:style-name="T60">3</text:span> --label_nc 0 --no_instance --netG global --ngf 64 --resize_or_crop resize_and_crop --loadSize 768 --fineSize 768 --tf_log --batchSize <text:span text:style-name="T60">2</text:span> --gpu_ids 1 --num_D 3 --nThreads 32 --niter 100 --niter_decay 100 --save_epoch_freq 1 --save_latest_freq 1000 --continue_train --fp16 </text:p>
      <text:p text:style-name="P19"/>
      <text:p text:style-name="P20"><text:span text:style-name="T5">Train </text:span><text:span text:style-name="T6">rings_</text:span><text:span text:style-name="T5">768p_scratch</text:span></text:p>
      <text:p text:style-name="P20">python train.py --name <text:span text:style-name="T60">rings_</text:span>768p_<text:span text:style-name="T61">scratch </text:span>--dataroot /media/xkaple00/APP_STORAGE/JUPYTER_SHARED/Digis/Image_enhancement/Pix2pixHD/datasets/cleaned_<text:span text:style-name="T60">3</text:span> --label_nc 0 --no_instance --netG global --ngf 64 --resize_or_crop resize_and_crop --loadSize 768 --fineSize 768 --tf_log --batchSize <text:span text:style-name="T60">2</text:span> --gpu_ids <text:span text:style-name="T61">0</text:span> --num_D 3 --nThreads 32 --niter 100 --niter_decay 100 --save_epoch_freq 1 --save_latest_freq 1000 --fp16 </text:p>
      <text:p text:style-name="P14"/>
      <text:p text:style-name="P14"/>
      <text:p text:style-name="P6"><text:soft-page-break/>Train <text:span text:style-name="T60">rings_</text:span><text:span text:style-name="T65">local</text:span><text:span text:style-name="T60">_</text:span>continue_<text:span text:style-name="T65">768</text:span>p_colab_2</text:p>
      <text:p text:style-name="P22">python train.py --name rings_local_continue_768p_colab_2 --dataroot /media/xkaple00/APP_STORAGE/JUPYTER_SHARED/Digis/Image_enhancement/Pix2pixHD/datasets/cleaned_3 --label_nc 0 --no_instance --netG local --ngf 32 --resize_or_crop resize_and_crop --loadSize 1536 --fineSize 1344 --tf_log --batchSize 1 --gpu_ids 1 --num_D 3 --nThreads 32 --niter 100 --niter_decay 100 --niter_fix_global 10 --save_epoch_freq 1 --save_latest_freq 1000 --load_pretrain /home/xkaple00/JUPYTER_SHARED/Digis/Image_enhancement/Pix2pixHD_colab/checkpoints/768p_continue_512p_colab_2 --fp16 –continue_train</text:p>
      <text:p text:style-name="P22"/>
      <text:p text:style-name="P7">apex_rings_after_sagemaker_friday</text:p>
      <text:p text:style-name="P22">python train.py --name apex_rings_after_sagemaker_friday --dataroot /media/xkaple00/APP_STORAGE/JUPYTER_SHARED/Digis/Image_enhancement/Pix2pixHD/datasets/cleaned_3 --label_nc 0 --no_instance --netG local --ngf 32 --resize_or_crop resize_and_crop --loadSize 1536 --fineSize 1344 --tf_log --batchSize 1 --gpu_ids 0 --num_D 3 --nThreads 32 --niter 300 --niter_decay 100 --niter_fix_global 30 --save_epoch_freq 10 --save_latest_freq 1000 --load_pretrain /home/xkaple00/JUPYTER_SHARED/Digis/Image_enhancement/Pix2pixHD_colab/checkpoints/apex_rings_after_sagemaker_friday --fp16 --continue_train</text:p>
      <text:p text:style-name="P22"/>
      <text:p text:style-name="P25"/>
      <text:p text:style-name="P25">python train.py --name apex_rings_after_sagemaker_friday --dataroot /media/xkaple00/APP_STORAGE/JUPYTER_SHARED/Digis/Image_enhancement/Pix2pixHD/datasets/cleaned_4 --label_nc 0 --no_instance --netG local --ngf 32 --resize_or_crop resize_and_crop --loadSize 1536 --fineSize 1344 --tf_log --batchSize 1 --gpu_ids 0 --num_D 3 --nThreads 32 --niter 300 --niter_decay 100 --save_epoch_freq 10 --save_latest_freq 1000 --load_pretrain /home/xkaple00/JUPYTER_SHARED/Digis/Image_enhancement/Pix2pixHD_colab/checkpoints/apex_rings_after_sagemaker_friday --fp16 --continue_train</text:p>
      <text:p text:style-name="P22"/>
      <text:p text:style-name="P24">python train.py --name apex_<text:span text:style-name="T66">full</text:span>_after_sagemaker_friday_<text:span text:style-name="T66">rings</text:span> --dataroot /media/xkaple00/APP_STORAGE/JUPYTER_SHARED/Digis/Image_enhancement/Pix2pixHD/datasets/cleaned_<text:span text:style-name="T66">4</text:span> --label_nc 0 --no_instance --netG local --ngf 32 --resize_or_crop resize_and_crop --loadSize 1536 --fineSize 1344 --tf_log --batchSize 1 --gpu_ids 0 --num_D 3 --nThreads 32 --niter 300 --niter_decay 100 --<text:span text:style-name="T67">niter_fix 1</text:span> --save_epoch_freq <text:span text:style-name="T66">2</text:span> --save_latest_freq 1000 --load_pretrain /home/xkaple00/JUPYTER_SHARED/Digis/Image_enhancement/Pix2pixHD_colab/checkpoints/apex_rings_after_sagemaker_friday --fp16 –continue_train</text:p>
      <text:p text:style-name="P24"/>
      <text:p text:style-name="P9">train with apex but without n_iter_fix</text:p>
      <text:p text:style-name="P26">python train.py --name <text:span text:style-name="T68">best1</text:span> --dataroot /media/xkaple00/APP_STORAGE/JUPYTER_SHARED/Digis/Image_enhancement/Pix2pixHD/datasets/cleaned_4 --label_nc 0 --no_instance --netG local --ngf 32 --resize_or_crop resize_and_crop --loadSize 1376 --fineSize 1216 --tf_log --batchSize 1 --gpu_ids 0 --num_D 3 --nThreads 32 --niter 300 --niter_decay 100 --save_epoch_freq <text:span text:style-name="T68">1</text:span> --save_latest_freq 1000 --load_pretrain /home/xkaple00/JUPYTER_SHARED/Digis/Image_enhancement/Pix2pixHD_colab/checkpoints/<text:span text:style-name="T68">best1</text:span> --fp16 --continue_train</text:p>
      <text:p text:style-name="P22"/>
      <text:p text:style-name="P22"/>
      <text:p text:style-name="P8">Not working data on S3</text:p>
      <text:p text:style-name="P23"><text:soft-page-break/><text:s/>python train.py --name apex_rings_after_sagemaker_friday --dataroot s3://pix2pixhd-8/datasets/jewelry/ --label_nc 0 --no_instance --netG local --ngf 32 --resize_or_crop resize_and_crop --loadSize 1568 --fineSize 1568 --tf_log --batchSize 1 --gpu_ids 0 --num_D 3 --nThreads 32 --niter 300 --niter_decay 100 --save_epoch_freq 1 --save_latest_freq 1000 --load_pretrain s3://pix2pixhd-training/full_dataset_after_rings_friday/ --checkpoints_dir s3://pix2pixhd-training/full_dataset_after_rings_friday/checkpoints --fp16 --continue_train</text:p>
      <text:p text:style-name="P22"/>
      <text:p text:style-name="P22"/>
      <text:p text:style-name="P22"/>
      <text:p text:style-name="P22"/>
      <text:p text:style-name="P22"/>
      <text:p text:style-name="P22"/>
      <text:p text:style-name="P14"/>
      <text:p text:style-name="P3">Test original NN trained by Sasha, pretrained by me</text:p>
      <text:p text:style-name="P15"/>
      <text:p text:style-name="P28"><text:span text:style-name="T11">python test.py --name </text:span><text:span text:style-name="T15">from_Sasha_2_epoch_20</text:span><text:span text:style-name="T11"> --netG </text:span><text:span text:style-name="T15">local</text:span><text:span text:style-name="T11"> --resize_or_crop </text:span><text:span text:style-name="T12">scale_width</text:span><text:span text:style-name="T11"> --loadSize </text:span><text:span text:style-name="T13">1536</text:span><text:span text:style-name="T11"> --fineSize </text:span><text:span text:style-name="T13">1536</text:span><text:span text:style-name="T11"> --dataroot ./datasets/jewelry --label_nc 0 --ngf </text:span><text:span text:style-name="T15">32</text:span><text:span text:style-name="T11"> --no_instance --how_many 5000 --gpu_ids </text:span><text:span text:style-name="T14">0 </text:span></text:p>
      <text:p text:style-name="P43"/>
      <text:p text:style-name="P29"><text:span text:style-name="T11">python test.py --name </text:span><text:span text:style-name="T15">768p_continue_512p_colab_2</text:span><text:span text:style-name="T11"> --netG </text:span><text:span text:style-name="T16">global</text:span><text:span text:style-name="T11"> --resize_or_crop </text:span><text:span text:style-name="T12">scale_width</text:span><text:span text:style-name="T11"> --loadSize </text:span><text:span text:style-name="T16">768</text:span><text:span text:style-name="T11"> --fineSize </text:span><text:span text:style-name="T16">768</text:span><text:span text:style-name="T11"> --dataroot ./datasets/jewelry --label_nc 0 --ngf </text:span><text:span text:style-name="T16">64</text:span><text:span text:style-name="T11"> --no_instance --how_many 5000 --gpu_ids </text:span><text:span text:style-name="T14">0 </text:span></text:p>
      <text:p text:style-name="P44"/>
      <text:p text:style-name="P30"><text:span text:style-name="T11">python test.py --name </text:span><text:span text:style-name="T15">jewelry_1344p_SageMaker_continue_friday</text:span><text:span text:style-name="T11"> --netG </text:span><text:span text:style-name="T17">local</text:span><text:span text:style-name="T11"> --resize_or_crop </text:span><text:span text:style-name="T12">scale_width</text:span><text:span text:style-name="T11"> --loadSize </text:span><text:span text:style-name="T17">1536</text:span><text:span text:style-name="T11"> --fineSize </text:span><text:span text:style-name="T17">1536</text:span><text:span text:style-name="T11"> --dataroot ./datasets/jewelry --label_nc 0 --ngf </text:span><text:span text:style-name="T17">32</text:span><text:span text:style-name="T11"> --no_instance --how_many 5000 --gpu_ids </text:span><text:span text:style-name="T17">1</text:span><text:span text:style-name="T14"> </text:span></text:p>
      <text:p text:style-name="P45"/>
      <text:p text:style-name="P32"><text:span text:style-name="T11">python test.py --name </text:span><text:span text:style-name="T15">apex_rings_after_sagemaker_friday</text:span><text:span text:style-name="T11"> --netG </text:span><text:span text:style-name="T17">local</text:span><text:span text:style-name="T11"> --resize_or_crop </text:span><text:span text:style-name="T12">scale_width</text:span><text:span text:style-name="T11"> --loadSize </text:span><text:span text:style-name="T17">1536</text:span><text:span text:style-name="T11"> --fineSize </text:span><text:span text:style-name="T17">1536</text:span><text:span text:style-name="T11"> --dataroot ./datasets/jewelry --label_nc 0 --ngf </text:span><text:span text:style-name="T17">32</text:span><text:span text:style-name="T11"> --no_instance --how_many 5000 --gpu_ids </text:span><text:span text:style-name="T19">0</text:span><text:span text:style-name="T14"> </text:span></text:p>
      <text:p text:style-name="P46"/>
      <text:p text:style-name="P33"><text:span text:style-name="T11">python test.py --name </text:span><text:span text:style-name="T20">best1</text:span><text:span text:style-name="T11"> --netG </text:span><text:span text:style-name="T17">local</text:span><text:span text:style-name="T11"> --resize_or_crop </text:span><text:span text:style-name="T12">scale_width</text:span><text:span text:style-name="T11"> --loadSize </text:span><text:span text:style-name="T17">1536</text:span><text:span text:style-name="T11"> --fineSize </text:span><text:span text:style-name="T17">1536</text:span><text:span text:style-name="T11"> --dataroot ./datasets/jewelry --label_nc 0 --ngf </text:span><text:span text:style-name="T17">32</text:span><text:span text:style-name="T11"> --no_instance --how_many 5000 --gpu_ids </text:span><text:span text:style-name="T19">0</text:span><text:span text:style-name="T14"> </text:span></text:p>
      <text:p text:style-name="P44"/>
      <text:p text:style-name="P44"/>
      <text:p text:style-name="P5">T<text:span text:style-name="T62">est</text:span> <text:span text:style-name="T60">rings_</text:span>768p_continue_512p_colab_2</text:p>
      <text:p text:style-name="P21"><text:span text:style-name="T63">python test.py --name </text:span><text:span text:style-name="T27">rings_</text:span><text:span text:style-name="T28">768p_continue_512p_colab_2</text:span><text:span text:style-name="T63"> --netG </text:span><text:span text:style-name="T64">global</text:span><text:span text:style-name="T63"> --resize_or_crop scale_width_and_crop --loadSize </text:span><text:span text:style-name="T64">768</text:span><text:span text:style-name="T63"> --fineSize </text:span><text:span text:style-name="T64">768</text:span><text:span text:style-name="T63"> --dataroot ./datasets/jewelry --label_nc 0 --ngf </text:span><text:span text:style-name="T64">64</text:span><text:span text:style-name="T63"> --no_instance --how_many 5000 --gpu_ids 0</text:span></text:p>
      <text:p text:style-name="P5"/>
      <text:p text:style-name="P47"/>
      <text:p text:style-name="P11"><text:span text:style-name="T43">D</text:span><text:span text:style-name="T42">L AMI training test</text:span></text:p>
      <text:p text:style-name="P31"><text:span text:style-name="T14">python train.py --name friday_rings --dataroot s3://pix2pixhd-9/datasets/jewelry/ --label_nc 0 --no_instance --netG local --ngf 32 --resize_or_crop resize_and_crop --loadSize </text:span><text:span text:style-name="T18">1600</text:span><text:span text:style-name="T14"> --</text:span><text:soft-page-break/><text:span text:style-name="T14">fineSize </text:span><text:span text:style-name="T18">1600</text:span><text:span text:style-name="T14"> --tf_log --batchSize 1 --gpu_ids 0 --num_D 3 --nThreads 32 --niter 100 --niter_decay 100 --save_epoch_freq 1 --save_latest_freq 1000 <text:s/>--continue_train --load_pretrain checkpoints/friday_rings –fp16</text:span></text:p>
      <text:p text:style-name="P10"><text:span text:style-name="T43">T</text:span><text:span text:style-name="T42">rain DSLR</text:span></text:p>
      <text:p text:style-name="P48">python train.py --name dslr_local_256p --dataroot /home/xkaple00/JUPYTER_SHARED/Digis/Image_enhancement/Pix2pixHD/datasets/DSLR --label_nc 0 --no_instance --netG global --ngf 64 --resize_or_crop resize_and_crop --loadSize 256 --fineSize 256 --tf_log --batchSize 4 --gpu_ids 0 --num_D 3 --nThreads 32 --niter 1000 --niter_decay 100 --save_epoch_freq 1 --save_latest_freq 1000 </text:p>
      <text:p text:style-name="P48"/>
      <text:p text:style-name="P48">python train.py --name dslr_local_256p --dataroot /home/xkaple00/JUPYTER_SHARED/Digis/Image_enhancement/Pix2pixHD/datasets/DSLR --label_nc 0 --no_instance --netG global --ngf 64 --resize_or_crop resize_and_crop --loadSize 512 --fineSize 256 --tf_log --batchSize 16 --gpu_ids 0 --num_D 3 --nThreads 32 --niter 1000 --niter_decay 100 --save_epoch_freq 1 --save_latest_freq 10000 --continue_train </text:p>
      <text:p text:style-name="P48"/>
      <text:p text:style-name="P48">python train.py --name dslr_local_256p --dataroot /home/xkaple00/JUPYTER_SHARED/Digis/Image_enhancement/Pix2pixHD/datasets/DSLR --label_nc 0 --no_instance --netG local --ngf 32 --resize_or_crop resize_and_crop --loadSize 2048 --fineSize 1024 --tf_log --batchSize <text:span text:style-name="T69">2</text:span> --gpu_ids 0,<text:span text:style-name="T69">1</text:span> --num_D 3 --nThreads 32 --niter 1000 --niter_decay 100 --save_epoch_freq 5 --save_latest_freq 10000 --continue_train </text:p>
      <text:p text:style-name="P48"/>
      <text:p text:style-name="P34"><text:span text:style-name="T14">python train.py --name dslr_local_</text:span><text:span text:style-name="T21">512</text:span><text:span text:style-name="T14">p --dataroot /home/xkaple00/JUPYTER_SHARED/Digis/Image_enhancement/Pix2pixHD/datasets/DSLR --label_nc 0 --no_instance --netG global --ngf 64 --resize_or_crop resize_and_crop --loadSize </text:span><text:span text:style-name="T21">1024</text:span><text:span text:style-name="T14"> --fineSize </text:span><text:span text:style-name="T21">512</text:span><text:span text:style-name="T14"> --tf_log --batchSize 4 --gpu_ids 0,</text:span><text:span text:style-name="T21">1</text:span><text:span text:style-name="T14"> --num_D 3 --nThreads 32 --niter 1000 --niter_decay 100 --save_epoch_freq 1 --save_latest_freq 1000 </text:span></text:p>
      <text:p text:style-name="P49"/>
      <text:p text:style-name="P49">python train.py --name dslr_local_512p --dataroot /home/xkaple00/JUPYTER_SHARED/Digis/Image_enhancement/Pix2pixHD/datasets/DSLR --label_nc 0 --no_instance --netG global --ngf 64 --resize_or_crop resize_and_crop --loadSize 1024 --fineSize 512 --tf_log --batchSize <text:span text:style-name="T70">3</text:span> --gpu_ids 0 --num_D 3 --nThreads 32 --niter 1000 --niter_decay 100 --save_epoch_freq 200 --save_latest_freq 1000 --fp16 --continue_train --lr 0.0008</text:p>
      <text:p text:style-name="P49"/>
      <text:p text:style-name="P50">python train.py --name dslr_local_512p_<text:span text:style-name="T71">2</text:span> --dataroot /home/xkaple00/JUPYTER_SHARED/Digis/Image_enhancement/Pix2pixHD/datasets/DSLR --label_nc 0 --no_instance --netG global --ngf 64 --resize_or_crop resize_and_crop --loadSize 1024 --fineSize 512 --tf_log --batchSize <text:span text:style-name="T71">4</text:span> --gpu_ids 0 --num_D 3 --nThreads 32 --niter 10<text:span text:style-name="T71">00</text:span>00 --niter_decay 100 --save_epoch_freq 200 --save_latest_freq 100<text:span text:style-name="T71">0</text:span>0 --fp16 --lr 0.0008</text:p>
      <text:p text:style-name="P50"><text:soft-page-break/></text:p>
      <text:p text:style-name="P50">python train.py --name dslr_local_512p --dataroot /home/xkaple00/JUPYTER_SHARED/Digis/Image_enhancement/Pix2pixHD/datasets/DSLR --label_nc 0 --no_instance --netG global --ngf 64 --resize_or_crop resize_and_crop --loadSize 1024 --fineSize 512 --tf_log --batchSize 5 --gpu_ids 1 --num_D 3 --nThreads 32 --niter 100000 --niter_decay 100 --save_epoch_freq 40 --save_latest_freq 10000 --fp16 --continue_train --lr 0.0002</text:p>
      <text:p text:style-name="P50"/>
      <text:p text:style-name="P36"><text:span text:style-name="T14">python train.py --name dslr_local_</text:span><text:span text:style-name="T22">1024</text:span><text:span text:style-name="T14">p --dataroot /home/xkaple00/JUPYTER_SHARED/Digis/Image_enhancement/Pix2pixHD/datasets/DSLR --label_nc 0 --no_instance --netG </text:span><text:span text:style-name="T22">local</text:span><text:span text:style-name="T14"> --ngf </text:span><text:span text:style-name="T22">32</text:span><text:span text:style-name="T14"> --resize_or_crop resize_and_crop --loadSize </text:span><text:span text:style-name="T22">2048</text:span><text:span text:style-name="T14"> --fineSize </text:span><text:span text:style-name="T22">1024</text:span><text:span text:style-name="T14"> --tf_log --batchSize </text:span><text:span text:style-name="T22">1</text:span><text:span text:style-name="T14"> --gpu_ids 1 --num_D 3 --nThreads 32 --niter 100000 --niter_decay 100 --save_epoch_freq </text:span><text:span text:style-name="T22">1</text:span><text:span text:style-name="T14">0 --save_latest_freq 1000 --fp16 --continue_train --lr 0.0002 --niter_fix_global </text:span><text:span text:style-name="T22">10 --load_pretrain checkpoints/dslr_local_1024p/</text:span></text:p>
      <text:p text:style-name="P52"/>
      <text:p text:style-name="P37"><text:span text:style-name="T14">python train.py --name dslr_local_</text:span><text:span text:style-name="T22">1024</text:span><text:span text:style-name="T14">p --dataroot /home/xkaple00/JUPYTER_SHARED/Digis/Image_enhancement/Pix2pixHD/datasets/DSLR --label_nc 0 --no_instance --netG </text:span><text:span text:style-name="T22">local</text:span><text:span text:style-name="T14"> --ngf </text:span><text:span text:style-name="T22">32</text:span><text:span text:style-name="T14"> --resize_or_crop resize_and_crop --loadSize </text:span><text:span text:style-name="T22">2048</text:span><text:span text:style-name="T14"> --fineSize </text:span><text:span text:style-name="T22">1024</text:span><text:span text:style-name="T14"> --tf_log --batchSize </text:span><text:span text:style-name="T22">1</text:span><text:span text:style-name="T14"> --gpu_ids 1 --num_D 3 --nThreads 32 --niter 100000 --niter_decay 100 --save_epoch_freq </text:span><text:span text:style-name="T22">1</text:span><text:span text:style-name="T14">0 --save_latest_freq 1000 --fp16 --continue_train --lr 0.0002</text:span><text:span text:style-name="T22"> --load_pretrain checkpoints/dslr_local_1024p/</text:span></text:p>
      <text:p text:style-name="P53"/>
      <text:p text:style-name="P38"><text:span text:style-name="T14">python train.py --name dslr_</text:span><text:span text:style-name="T23">global</text:span><text:span text:style-name="T14">_</text:span><text:span text:style-name="T22">1024</text:span><text:span text:style-name="T14">p_</text:span><text:span text:style-name="T23">continue_512p</text:span><text:span text:style-name="T14"> --dataroot /home/xkaple00/JUPYTER_SHARED/Digis/Image_enhancement/Pix2pixHD/datasets/DSLR --label_nc 0 --no_instance --netG </text:span><text:span text:style-name="T23">global</text:span><text:span text:style-name="T14"> --ngf </text:span><text:span text:style-name="T23">64</text:span><text:span text:style-name="T14"> --resize_or_crop resize_and_crop --loadSize </text:span><text:span text:style-name="T22">2048</text:span><text:span text:style-name="T14"> --fineSize </text:span><text:span text:style-name="T22">1024</text:span><text:span text:style-name="T14"> --tf_log --batchSize </text:span><text:span text:style-name="T22">1</text:span><text:span text:style-name="T14"> --gpu_ids 1 --num_D 3 --nThreads 32 --niter 100000 --niter_decay 100 --save_epoch_freq </text:span><text:span text:style-name="T22">1</text:span><text:span text:style-name="T14">0 --save_latest_freq 1000 --fp16 --continue_train --lr 0.0002</text:span><text:span text:style-name="T22"> </text:span></text:p>
      <text:p text:style-name="P54"/>
      <text:p text:style-name="P39"><text:span text:style-name="T14">python train.py --name </text:span><text:span text:style-name="T23">dslr_global_512p_retouched</text:span><text:span text:style-name="T14"> --dataroot /home/xkaple00/JUPYTER_SHARED/Digis/Image_enhancement/Pix2pixHD/datasets/DSLR --label_nc 0 --no_instance --netG </text:span><text:span text:style-name="T23">global</text:span><text:span text:style-name="T14"> --ngf </text:span><text:span text:style-name="T23">64</text:span><text:span text:style-name="T14"> --resize_or_crop resize_and_crop --loadSize </text:span><text:span text:style-name="T24">1024</text:span><text:span text:style-name="T14"> --fineSize </text:span><text:span text:style-name="T24">512</text:span><text:span text:style-name="T14"> --tf_log --batchSize </text:span><text:span text:style-name="T24">5</text:span><text:span text:style-name="T14"> --gpu_ids 1 --num_D 3 --nThreads 32 --niter 100000 --niter_decay 100 --save_epoch_freq </text:span><text:span text:style-name="T22">1</text:span><text:span text:style-name="T14">0 --save_latest_freq 1000 --fp16 --continue_train --lr 0.0002</text:span><text:span text:style-name="T22"> </text:span></text:p>
      <text:p text:style-name="P55"/>
      <text:p text:style-name="P41"><text:span text:style-name="T14">python train.py --name </text:span><text:span text:style-name="T23">dslr_global_</text:span><text:span text:style-name="T25">1024</text:span><text:span text:style-name="T23">p_retouched</text:span><text:span text:style-name="T14"> --dataroot /home/xkaple00/JUPYTER_SHARED/Digis/Image_enhancement/Pix2pixHD/datasets/DSLR --label_nc 0 --no_instance --netG </text:span><text:span text:style-name="T25">local</text:span><text:span text:style-name="T14"> --ngf </text:span><text:span text:style-name="T25">32</text:span><text:span text:style-name="T14"> --resize_or_crop resize_and_crop --loadSize </text:span><text:span text:style-name="T25">2048</text:span><text:span text:style-name="T14"> --fineSize </text:span><text:span text:style-name="T25">1024</text:span><text:span text:style-name="T14"> --tf_log --batchSize </text:span><text:span text:style-name="T25">1</text:span><text:span text:style-name="T14"> --gpu_ids 1 --num_D 3 --nThreads 32 --niter </text:span><text:soft-page-break/><text:span text:style-name="T14">100000 --niter_decay 100 --save_epoch_freq </text:span><text:span text:style-name="T22">1</text:span><text:span text:style-name="T14">0 --save_latest_freq </text:span><text:span text:style-name="T25">2</text:span><text:span text:style-name="T14">000 --fp16 --lr 0.000</text:span><text:span text:style-name="T25">1</text:span><text:span text:style-name="T22"> --</text:span><text:span text:style-name="T25">load_pretrain </text:span><text:span text:style-name="T23">/home/xkaple00/JUPYTER_SHARED/Digis/Image_enhancement/Pix2pixHD_colab/checkpoints/dslr_global_512p_retouched</text:span></text:p>
      <text:p text:style-name="P51"><text:s/></text:p>
      <text:p text:style-name="P50"/>
      <text:p text:style-name="P27"><text:span text:style-name="T5">T</text:span><text:span text:style-name="T7">est</text:span><text:span text:style-name="T5"> </text:span><text:span text:style-name="T8">DSLR</text:span></text:p>
      <text:p text:style-name="P35"><text:span text:style-name="T29">python test.py --name dslr_local_512p --netG </text:span><text:span text:style-name="T30">global</text:span><text:span text:style-name="T29"> --resize_or_crop scale_width_and_crop --loadSize </text:span><text:span text:style-name="T31">1024</text:span><text:span text:style-name="T29"> --fineSize </text:span><text:span text:style-name="T31">1024</text:span><text:span text:style-name="T29"> --dataroot ./datasets/jewelry --label_nc 0 --ngf </text:span><text:span text:style-name="T30">64</text:span><text:span text:style-name="T29"> --no_instance --how_many 5000 --gpu_ids </text:span><text:span text:style-name="T32">1</text:span></text:p>
      <text:p text:style-name="P56"/>
      <text:p text:style-name="P40"><text:span text:style-name="T29">python test.py --name dslr_local_</text:span><text:span text:style-name="T33">1024</text:span><text:span text:style-name="T29">p --netG </text:span><text:span text:style-name="T33">local</text:span><text:span text:style-name="T29"> --resize_or_crop scale_width_and_crop --loadSize </text:span><text:span text:style-name="T33">2048</text:span><text:span text:style-name="T29"> --fineSize </text:span><text:span text:style-name="T33">2048</text:span><text:span text:style-name="T29"> --dataroot ./datasets/jewelry --label_nc 0 --ngf </text:span><text:span text:style-name="T33">32</text:span><text:span text:style-name="T29"> --no_instance --how_many 5000 --gpu_ids -</text:span><text:span text:style-name="T32">1</text:span></text:p>
      <text:p text:style-name="P42"><text:span text:style-name="T29">python test.py --name </text:span><text:span text:style-name="T34">dslr_global_512p_retouched</text:span><text:span text:style-name="T29"> --netG </text:span><text:span text:style-name="T35">global</text:span><text:span text:style-name="T29"> --resize_or_crop scale_width_and_crop --loadSize </text:span><text:span text:style-name="T35">1024</text:span><text:span text:style-name="T29"> --fineSize </text:span><text:span text:style-name="T35">1024</text:span><text:span text:style-name="T29"> --dataroot ./datasets/jewelry --label_nc 0 --ngf </text:span><text:span text:style-name="T35">64</text:span><text:span text:style-name="T29"> --no_instance --how_many 5000 --gpu_ids </text:span><text:span text:style-name="T32">1</text:span></text:p>
      <text:p text:style-name="P60"/>
      <text:p text:style-name="P57"><text:span text:style-name="T32">M</text:span><text:span text:style-name="T26">obile image enhancement</text:span></text:p>
      <text:p text:style-name="P61"/>
      <text:p text:style-name="P57"><text:span text:style-name="T28">python train.py --name </text:span><text:span text:style-name="T26">mobile_</text:span><text:span text:style-name="T28">dslr_local_</text:span><text:span text:style-name="T36">512</text:span><text:span text:style-name="T28">p --dataroot /home/xkaple00/JUPYTER_SHARED/Digis/Image_enhancement/Pix2pixHD/datasets/</text:span><text:span text:style-name="T26">mobile_</text:span><text:span text:style-name="T28">DSLR --label_nc 0 --no_instance --netG global --ngf 64 --resize_or_crop resize_and_crop --loadSize </text:span><text:span text:style-name="T36">1024</text:span><text:span text:style-name="T28"> --fineSize </text:span><text:span text:style-name="T36">512</text:span><text:span text:style-name="T28"> --tf_log --batchSize 4 --gpu_ids 0 --num_D 3 --nThreads 32 --niter 1000 --niter_decay 100 --save_epoch_freq 1 --save_latest_freq 1000 </text:span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57"><text:span text:style-name="T28"/></text:p>
      <text:p text:style-name="P63"><text:soft-page-break/><text:span text:style-name="T57">R</text:span><text:span text:style-name="T56">ETOUCH New</text:span></text:p>
      <text:p text:style-name="P64"><text:span text:style-name="T43"/></text:p>
      <text:p text:style-name="P65"><text:span text:style-name="T43">I</text:span><text:span text:style-name="T42">nsatall apex:</text:span></text:p>
      <text:p text:style-name="P65"><text:span text:style-name="T52">pip install -v --disable-pip-version-check --no-cache-dir .</text:span><text:span text:style-name="T42">/</text:span></text:p>
      <text:p text:style-name="P65"><text:span text:style-name="T42">instead of </text:span></text:p>
      <text:p text:style-name="P59"><text:span text:style-name="T43">pip install -v --disable-pip-version-check --no-cache-dir --global-option="--cpp_ext" --global-option="--cuda_ext" ./</text:span></text:p>
      <text:p text:style-name="P58"><text:span text:style-name="T28"/></text:p>
      <text:p text:style-name="P58"><text:span text:style-name="T28">--</text:span><text:span text:style-name="T37">fp16 as an option</text:span></text:p>
      <text:p text:style-name="P58"><text:span text:style-name="T28"/></text:p>
      <text:p text:style-name="P64"><text:span text:style-name="T43">python train.py --name retouch_new --dataroot /home/xkaple00/JUPYTER_SHARED/Digis/Image_enhancement/Pix2pixHD_retouch/datasets/train --label_nc 0 --no_instance --netG local --ngf 32 --resize_or_crop resize_and_crop --loadSize 2048 --fineSize 1024 --tf_log --batchSize 1 --gpu_ids 1 --num_D 3 --nThreads 32 --niter 100000 --niter_decay 100 --save_epoch_freq 10 --save_latest_freq 1000 --lr 0.0002</text:span></text:p>
      <text:p text:style-name="P64"><text:span text:style-name="T43"/></text:p>
      <text:p text:style-name="P66"><text:span text:style-name="T45">python train.py --name retouch_new --dataroot /home/xkaple00/JUPYTER_SHARED/Digis/Image_enhancement/Pix2pixHD_retouch/datasets/train --label_nc 0 --no_instance --netG local --ngf 32 --resize_or_crop resize_and_crop --loadSize 1536 --fineSize 1024 --tf_log --batchSize 2 --gpu_ids 1 --num_D 1 --nThreads 32 --niter 100000 --niter_decay 100 --save_epoch_freq 10 --save_latest_freq 1000 --lr 0.0002 </text:span><text:span text:style-name="T53">--</text:span><text:span text:style-name="T54">n_blocks_global 5 --lambda_feat</text:span><text:span text:style-name="T53"> </text:span><text:span text:style-name="T54">0.1</text:span><text:span text:style-name="T45"> --fp16</text:span></text:p>
      <text:p text:style-name="P66"><text:span text:style-name="T45"/></text:p>
      <text:p text:style-name="P66"><text:span text:style-name="T45">python train.py --name retouch_new --dataroot /home/xkaple00/JUPYTER_SHARED/Digis/Image_enhancement/Pix2pixHD_retouch/datasets/train --label_nc 0 --no_instance --netG local --ngf 32 --resize_or_crop resize_and_crop --loadSize 1536 --fineSize 1024 --tf_log --batchSize 4 --gpu_ids 1 --num_D 1 --nThreads 32 --niter 100000 --niter_decay 100 --save_epoch_freq 10 --save_latest_freq 1000 --lr 0.0002 --n_blocks_global 5 --lambda_feat 0.1 --no_vgg_loss --fp16</text:span></text:p>
      <text:p text:style-name="P66"><text:span text:style-name="T45"/></text:p>
      <text:p text:style-name="P68"><text:span text:style-name="T45">W</text:span><text:span text:style-name="T44">O_VGG_LOSS</text:span></text:p>
      <text:p text:style-name="P68"><text:span text:style-name="T44"/></text:p>
      <text:p text:style-name="P68"><text:span text:style-name="T44">python train.py --name retouch_new --dataroot /home/xkaple00/JUPYTER_SHARED/Digis/Image_enhancement/Pix2pixHD_retouch/datasets/train --label_nc 0 --no_instance --netG local --ngf 32 --resize_or_crop resize_and_crop --loadSize 1536 --fineSize 1024 --tf_log --batchSize 4 --gpu_ids 1 --num_D 1 --nThreads 32 --niter 100000 --niter_decay 100 --save_epoch_freq 10 --save_latest_freq 1000 --lr 0.0002 --n_blocks_global 5 --lambda_feat 0.1 --no_vgg_loss –fp16</text:span></text:p>
      <text:p text:style-name="P68"><text:soft-page-break/><text:span text:style-name="T44">python train.py --name retouch_new --dataroot /home/xkaple00/JUPYTER_SHARED/Digis/Image_enhancement/Pix2pixHD_retouch/datasets/train --label_nc 0 --no_instance --netG local --ngf 32 --resize_or_crop resize_and_crop --loadSize 1536 --fineSize 1024 --tf_log --batchSize </text:span><text:span text:style-name="T46">2</text:span><text:span text:style-name="T44"> --gpu_ids 1 --num_D 1 --nThreads 32 --niter 100000 --niter_decay 100 --save_epoch_freq 1 --save_latest_freq 2000 --lr 0.0002 --n_blocks_global 5 --lambda_feat 0.05 --continue_train –fp16</text:span></text:p>
      <text:p text:style-name="P68"><text:span text:style-name="T44"/></text:p>
      <text:p text:style-name="P69"><text:span text:style-name="T55">TEST</text:span></text:p>
      <text:p text:style-name="P67"><text:span text:style-name="T50">python test.py --name retouch_new --dataroot /home/xkaple00/JUPYTER_SHARED/Digis/Image_enhancement/Pix2pixHD_retouch/datasets/val --label_nc 0 --no_instance --netG local --n_blocks_global 5 <text:s/>--ngf 32 --resize_or_crop resize_and_crop --loadSize 1024 --fineSize 1024 --gpu_ids -1 --how_many </text:span><text:span text:style-name="T51">10000</text:span><text:span text:style-name="T50"> --fp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0:35:14.880819710</meta:creation-date>
    <meta:editing-duration>P16DT20H35M50S</meta:editing-duration>
    <meta:editing-cycles>19</meta:editing-cycles>
    <meta:generator>LibreOffice/7.3.5.2$Linux_X86_64 LibreOffice_project/30$Build-2</meta:generator>
    <dc:date>2022-09-20T12:03:29.611048451</dc:date>
    <meta:document-statistic meta:table-count="0" meta:image-count="0" meta:object-count="0" meta:page-count="8" meta:paragraph-count="66" meta:word-count="2358" meta:character-count="17324" meta:non-whitespace-character-count="15786"/>
  </office:meta>
</office:document-meta>
</file>